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er Roman" svg:font-family="'Times Newer Roman'" style:font-pitch="variable"/>
  </office:font-face-decls>
  <office:automatic-styles>
    <style:style style:name="Table1" style:family="table">
      <style:table-properties style:width="6.6931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0.9056in" style:rel-column-width="8866*"/>
    </style:style>
    <style:style style:name="Table1.B" style:family="table-column">
      <style:table-column-properties style:column-width="5.7875in" style:rel-column-width="56669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3382in" fo:keep-together="auto"/>
    </style:style>
    <style:style style:name="Table3" style:family="table" style:master-page-name="">
      <style:table-properties style:width="6.6931in" fo:margin-left="0in" style:page-number="auto" table:align="left" style:writing-mode="lr-tb"/>
    </style:style>
    <style:style style:name="Table3.A" style:family="table-column">
      <style:table-column-properties style:column-width="3.7021in"/>
    </style:style>
    <style:style style:name="Table3.B" style:family="table-column">
      <style:table-column-properties style:column-width="2.991in"/>
    </style:style>
    <style:style style:name="Table3.1" style:family="table-row">
      <style:table-row-properties style:min-row-height="0.4354in"/>
    </style:style>
    <style:style style:name="Table3.A1" style:family="table-cell">
      <style:table-cell-properties style:vertical-align="middle" fo:padding="0in" fo:border="none"/>
    </style:style>
    <style:style style:name="Table3.B1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P1" style:family="paragraph" style:parent-style-name="Table_20_Contents">
      <style:paragraph-properties fo:line-height="115%"/>
      <style:text-properties style:font-name="Times Newer Roman" officeooo:paragraph-rsid="000095d9"/>
    </style:style>
    <style:style style:name="P2" style:family="paragraph" style:parent-style-name="Table_20_Contents">
      <style:paragraph-properties fo:margin-left="0in" fo:margin-right="0in" fo:line-height="115%" fo:orphans="2" fo:widows="2" fo:text-indent="0in" style:auto-text-indent="false"/>
      <style:text-properties style:font-name="Times Newer Roman" officeooo:paragraph-rsid="000095d9"/>
    </style:style>
    <style:style style:name="P3" style:family="paragraph" style:parent-style-name="Table_20_Contents">
      <style:paragraph-properties fo:line-height="115%"/>
      <style:text-properties style:font-name="Times Newer Roman" officeooo:rsid="000095d9" officeooo:paragraph-rsid="000095d9"/>
    </style:style>
    <style:style style:name="P4" style:family="paragraph" style:parent-style-name="Standard">
      <style:paragraph-properties fo:line-height="115%"/>
      <style:text-properties style:font-name="Times Newer Roman" officeooo:paragraph-rsid="000095d9"/>
    </style:style>
    <style:style style:name="P5" style:family="paragraph" style:parent-style-name="Standard">
      <style:paragraph-properties fo:line-height="115%"/>
      <style:text-properties style:font-name="Times Newer Roman" fo:font-weight="bold" officeooo:rsid="000095d9" officeooo:paragraph-rsid="000095d9" style:font-weight-asian="bold" style:font-weight-complex="bold"/>
    </style:style>
    <style:style style:name="P6" style:family="paragraph" style:parent-style-name="Standard">
      <style:paragraph-properties fo:line-height="115%"/>
      <style:text-properties style:font-name="Times Newer Roman" officeooo:rsid="000095d9" officeooo:paragraph-rsid="000095d9"/>
    </style:style>
    <style:style style:name="P7" style:family="paragraph" style:parent-style-name="Standard">
      <style:paragraph-properties fo:line-height="115%" fo:break-before="page"/>
      <style:text-properties style:font-name="Times Newer Roman" fo:font-weight="bold" officeooo:rsid="000095d9" officeooo:paragraph-rsid="000095d9" style:font-weight-asian="bold" style:font-weight-complex="bold"/>
    </style:style>
    <style:style style:name="P8" style:family="paragraph" style:parent-style-name="Text_20_body">
      <style:paragraph-properties fo:line-height="115%"/>
      <style:text-properties style:font-name="Times Newer Roman" fo:font-weight="normal" officeooo:rsid="000095d9" officeooo:paragraph-rsid="000095d9" style:font-weight-asian="normal" style:font-weight-complex="normal"/>
    </style:style>
    <style:style style:name="P9" style:family="paragraph" style:parent-style-name="Table_20_Contents">
      <loext:graphic-properties draw:fill="none"/>
      <style:paragraph-properties fo:margin-left="0.1in" fo:margin-right="0in" fo:margin-top="0.1in" fo:margin-bottom="0.1in" style:contextual-spacing="false" fo:line-height="115%" fo:orphans="0" fo:widows="0" fo:text-indent="0in" style:auto-text-indent="false" fo:background-color="transparent" text:number-lines="false" text:line-number="0"/>
      <style:text-properties style:font-name="Times Newer Roman" fo:font-weight="bold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.1in" fo:margin-right="0in" fo:margin-top="0.1in" fo:margin-bottom="0.1in" style:contextual-spacing="false" fo:line-height="115%" fo:orphans="0" fo:widows="0" fo:text-indent="0in" style:auto-text-indent="false" fo:background-color="transparent" text:number-lines="false" text:line-number="0"/>
      <style:text-properties style:font-name="Times Newer Roman"/>
    </style:style>
    <style:style style:name="P11" style:family="paragraph" style:parent-style-name="Table_20_Contents">
      <loext:graphic-properties draw:fill="none"/>
      <style:paragraph-properties fo:margin-left="0.1in" fo:margin-right="0in" fo:margin-top="0.1398in" fo:margin-bottom="0.1398in" style:contextual-spacing="false" fo:line-height="115%" fo:orphans="0" fo:widows="0" fo:text-indent="0in" style:auto-text-indent="false" fo:background-color="transparent" text:number-lines="false" text:line-number="0"/>
      <style:text-properties style:font-name="Times Newer Roman"/>
    </style:style>
    <style:style style:name="P12" style:family="paragraph" style:parent-style-name="Text_20_body">
      <style:paragraph-properties fo:line-height="115%"/>
      <style:text-properties style:font-name="Times Newer Roman" fo:font-weight="bold" officeooo:rsid="000095d9" officeooo:paragraph-rsid="000095d9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tyle-asian="normal" style:font-weight-asian="normal"/>
    </style:style>
    <style:style style:name="T2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tyle-asian="normal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ama</text:p>
          </table:table-cell>
          <table:table-cell table:style-name="Table1.B1" office:value-type="string">
            <text:p text:style-name="P1">Indrawan Lisanto</text:p>
          </table:table-cell>
        </table:table-row>
        <table:table-row table:style-name="Table1.1">
          <table:table-cell table:style-name="Table1.A2" office:value-type="string">
            <text:p text:style-name="P1">NIM</text:p>
          </table:table-cell>
          <table:table-cell table:style-name="Table1.B2" office:value-type="string">
            <text:p text:style-name="P2" loext:marker-style-name="T1"><text:span text:style-name="T2">053724113</text:span></text:p>
          </table:table-cell>
        </table:table-row>
        <table:table-row table:style-name="Table1.1">
          <table:table-cell table:style-name="Table1.A2" office:value-type="string">
            <text:p text:style-name="P1">Prodi</text:p>
          </table:table-cell>
          <table:table-cell table:style-name="Table1.B2" office:value-type="string">
            <text:p text:style-name="P1">Sistem Informasi</text:p>
          </table:table-cell>
        </table:table-row>
        <table:table-row table:style-name="Table1.4">
          <table:table-cell table:style-name="Table1.A2" office:value-type="string">
            <text:p text:style-name="P1">UPBJJ</text:p>
          </table:table-cell>
          <table:table-cell table:style-name="Table1.B2" office:value-type="string">
            <text:p text:style-name="P1">Jakarta</text:p>
          </table:table-cell>
        </table:table-row>
        <table:table-row table:style-name="Table1.4">
          <table:table-cell table:style-name="Table1.A2" office:value-type="string">
            <text:p text:style-name="P1">Mata Kuliah</text:p>
          </table:table-cell>
          <table:table-cell table:style-name="Table1.B2" office:value-type="string">
            <text:p text:style-name="P3">Bahasa Inggris</text:p>
          </table:table-cell>
        </table:table-row>
        <table:table-row table:style-name="Table1.4">
          <table:table-cell table:style-name="Table1.A2" office:value-type="string">
            <text:p text:style-name="P1">Sesi</text:p>
          </table:table-cell>
          <table:table-cell table:style-name="Table1.B2" office:value-type="string">
            <text:p text:style-name="P3">7</text:p>
          </table:table-cell>
        </table:table-row>
      </table:table>
      <text:p text:style-name="P4"/>
      <text:p text:style-name="P5">Answer No 1: </text:p>
      <text:p text:style-name="P6"><text:span text:style-name="T3">Example Cover Letter</text:span><text:line-break/><text:line-break/>Indrawan</text:p>
      <text:p text:style-name="P6">Tangerang, Banten, 15344</text:p>
      <text:p text:style-name="P6">085158692088</text:p>
      <text:p text:style-name="P6">myemail@example.com</text:p>
      <text:p text:style-name="P6"/>
      <text:p text:style-name="P6">June 7, 2025</text:p>
      <text:p text:style-name="P6"/>
      <text:p text:style-name="P6">Hiring Manager</text:p>
      <text:p text:style-name="P6">Xteam International</text:p>
      <text:p text:style-name="P6">123 Innovation Drive</text:p>
      <text:p text:style-name="P6">London, England</text:p>
      <text:p text:style-name="P6"/>
      <text:p text:style-name="P5">Dear Hiring Manager,</text:p>
      <text:p text:style-name="P6"/>
      <text:p text:style-name="P6">I am writing to express my strong interest in the <text:span text:style-name="T4">Software Engineer</text:span> position at Xteam International, which I saw advertised in the Herald newspaper. <text:s/>As a recent graduate with a Bachelor's degree in Computer Science, I have been following your company's innovative work in the tech industry and I am eager for the opportunity to contribute to your team. </text:p>
      <text:p text:style-name="P6"/>
      <text:p text:style-name="P6">My academic background has provided me with a solid foundation in software development principles, algorithms, and data structures. I have hands-on experience with languages such as Python, Java, and JavaScript through various university projects, including the development of a full-stack web application for my final year project. This experience has equipped me with practical problem-solving skills and the ability to work collaboratively in an Agile environment. I am a fast learner and passionate about creating efficient, scalable, and user-friendly software, which I believe makes me a strong candidate for this role. </text:p>
      <text:p text:style-name="P6"><text:soft-page-break/></text:p>
      <text:p text:style-name="P6"/>
      <text:p text:style-name="P6">Thank you for taking the time to consider my application. <text:s/>I have attached my CV for your review and I am enthusiastic about the possibility of discussing my qualifications and potential contributions to Xteam International in an interview.</text:p>
      <text:p text:style-name="P6"/>
      <text:p text:style-name="P6"/>
      <text:p text:style-name="P6">Sincerely,</text:p>
      <text:p text:style-name="P6"/>
      <text:p text:style-name="P6">Indrawan L.</text:p>
      <text:p text:style-name="P6"/>
      <text:p text:style-name="P6"/>
      <text:p text:style-name="P6"/>
      <text:p text:style-name="P5">Answer No 2: </text:p>
      <text:p text:style-name="P6">Kalimat yang tepat untuk mengisi bagian yang kosong dalam percakapan tersebut:</text:p>
      <text:p text:style-name="P6"/>
      <text:p text:style-name="P5">Linda: Yes, that’s fine. Thank you.</text:p>
      <text:p text:style-name="P6"/>
      <text:p text:style-name="P6">Alasan: Resepsionis kemudian mengonfirmasi jadwal pukul 3 sore ("Okay, then. I will set you up today at 3 p.m."). <text:s/>Ini menunjukkan bahwa Linda telah menyetujui waktu yang ditawarkan. </text:p>
      <text:p text:style-name="P6"/>
      <text:p text:style-name="P6"/>
      <text:p text:style-name="P5">Answer No 3:</text:p>
      <text:p text:style-name="P6">Ungkapan yang tersirat dalam kedua kalimat tersebut:</text:p>
      <text:p text:style-name="P6"/>
      <text:p text:style-name="P6">1. <text:span text:style-name="T5">"I am afraid that might not be enough to close the deal."</text:span> </text:p>
      <text:p text:style-name="P6"/>
      <text:p text:style-name="P6">Ungkapan yang tersirat: Menolak tawaran / Menawar (<text:span text:style-name="T5">Rejecting an offer / Bargaining</text:span>). Neil Smith secara sopan menyatakan bahwa tawaran diskon 5% tidak cukup dan secara tidak langsung meminta penawaran yang lebih baik. </text:p>
      <text:p text:style-name="P6"/>
      <text:p text:style-name="P6">2. <text:span text:style-name="T5">"That sounds reasonable. I think we have a deal." </text:span></text:p>
      <text:p text:style-name="P6"/>
      <text:p text:style-name="P6">Ungkapan yang tersirat: Menerima tawaran (<text:span text:style-name="T5">Accepting an offer</text:span>). Neil Smith setuju dengan tawaran akhir diskon 7% dan mengonfirmasi bahwa kesepakatan telah tercapai.</text:p>
      <text:p text:style-name="P6"/>
      <text:p text:style-name="P6"/>
      <text:p text:style-name="P7">Answer No 4:</text:p>
      <text:p text:style-name="P8">Berikut adalah hasil penyederhanaan kedua kalimat kesimpulan tersebut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Original Conclusion</text:p>
          </table:table-cell>
          <table:table-cell table:style-name="Table3.B1" office:value-type="string">
            <text:p text:style-name="P9">Revised Conclusion</text:p>
          </table:table-cell>
        </table:table-row>
        <table:table-row>
          <table:table-cell table:style-name="Table3.A1" office:value-type="string">
            <text:p text:style-name="P10">1. Consistent working capital management throughout the year continues to be a key focus area to ensure we are running the business as efficiently as possible every day.</text:p>
          </table:table-cell>
          <table:table-cell table:style-name="Table3.B1" office:value-type="string">
            <text:p text:style-name="P10">Focusing on efficient working capital management.</text:p>
          </table:table-cell>
        </table:table-row>
        <table:table-row>
          <table:table-cell table:style-name="Table3.A1" office:value-type="string">
            <text:p text:style-name="P11">2. Thus, if asked what we think is the essence of digital transformation, we would answer that it is the corporate culture and the transformation of employee mindset. </text:p>
          </table:table-cell>
          <table:table-cell table:style-name="Table3.B1" office:value-type="string">
            <text:p text:style-name="P10">Digital transformation is about changing corporate culture and employee mindset.</text:p>
          </table:table-cell>
        </table:table-row>
      </table:table>
      <text:p text:style-name="P12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er Roman" svg:font-family="'Times Newer Roman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ndrawan Lisanto</meta:initial-creator>
    <meta:creation-date>2025-06-07T02:51:16.650073012</meta:creation-date>
    <dc:date>2025-06-07T03:02:05.975241827</dc:date>
    <dc:creator>Indrawan Lisanto</dc:creator>
    <meta:editing-duration>PT10M50S</meta:editing-duration>
    <meta:editing-cycles>1</meta:editing-cycles>
    <meta:document-statistic meta:table-count="2" meta:image-count="0" meta:object-count="0" meta:page-count="3" meta:paragraph-count="46" meta:word-count="456" meta:character-count="2985" meta:non-whitespace-character-count="2562"/>
    <meta:generator>LibreOffice/25.2.3.2$Linux_X86_64 LibreOffice_project/520$Build-2</meta:generator>
  </office:meta>
</office:document-meta>
</file>